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4.747cm" fo:min-width="8.215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98cm" fo:min-width="1.401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98cm" fo:min-width="1.321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98cm" fo:min-width="1.402cm"/>
    </style:style>
    <style:style style:name="gr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2cm" fo:min-width="2.102cm"/>
    </style:style>
    <style:style style:name="gr6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2cm" fo:min-width="2.006cm"/>
    </style:style>
    <style:style style:name="gr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2cm" fo:min-width="2.07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4.747cm" fo:min-width="8.135cm"/>
    </style:style>
    <style:style style:name="gr1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98cm" fo:min-width="1.384cm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98cm" fo:min-width="1.303cm"/>
    </style:style>
    <style:style style:name="gr1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98cm" fo:min-width="1.383cm"/>
    </style:style>
    <style:style style:name="gr1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2cm" fo:min-width="2.077cm"/>
    </style:style>
    <style:style style:name="gr1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2cm" fo:min-width="1.982cm"/>
    </style:style>
    <style:style style:name="gr1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2cm" fo:min-width="2.048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421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377cm" fo:padding-top="0.151cm" fo:padding-bottom="0.151cm" fo:padding-left="0.276cm" fo:padding-right="0.27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294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92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249cm" fo:min-width="1.66cm"/>
    </style:style>
    <style:style style:name="gr2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2.036cm" fo:min-width="7.374cm"/>
    </style:style>
    <style:style style:name="gr2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2.036cm" fo:min-width="7.374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3.056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Liberation Sans1" fo:font-size="11pt" style:font-size-asian="11pt" style:font-size-complex="11pt"/>
    </style:style>
    <style:style style:name="P4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.8999996185303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  <style:text-properties fo:font-size="13.1999998092651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.1999998092651pt" style:font-size-asian="12pt" style:font-size-complex="12pt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3.1999998092651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8.715cm" svg:height="4.997cm" svg:x="21.573cm" svg:y="27.7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687cm" svg:height="1.48cm" svg:x="21.807cm" svg:y="30.965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573cm" svg:height="1.48cm" svg:x="24.617cm" svg:y="30.965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688cm" svg:height="1.48cm" svg:x="27.4cm" svg:y="30.966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2.602cm" svg:height="1.47cm" svg:x="21.829cm" svg:y="28.037cm">
            <text:p text:style-name="P2"><text:span text:style-name="T2">Water</text:span></text:p>
            <text:p text:style-name="P2"><text:span text:style-name="T2">Line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3.145cm" svg:y1="30.977cm" svg:x2="23.145cm" svg:y2="29.507cm">
            <text:p/>
          </draw:line>
          <draw:custom-shape draw:style-name="gr7" draw:text-style-name="P4" draw:layer="layout" svg:width="2.506cm" svg:height="1.47cm" svg:x="24.64cm" svg:y="28.037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573cm" svg:height="1.47cm" svg:x="27.43cm" svg:y="28.037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859cm" svg:y1="30.977cm" svg:x2="25.859cm" svg:y2="29.507cm">
            <text:p/>
          </draw:line>
          <draw:line draw:style-name="gr6" draw:text-style-name="P1" draw:layer="layout" svg:x1="28.717cm" svg:y1="30.977cm" svg:x2="28.717cm" svg:y2="29.507cm">
            <text:p/>
          </draw:line>
        </draw:g>
        <draw:connector draw:style-name="gr9" draw:text-style-name="P5" draw:layer="layout" draw:type="line" svg:x1="25.975cm" svg:y1="26.48cm" svg:x2="25.93cm" svg:y2="27.743cm" draw:start-shape="id1" draw:start-glue-point="2" draw:end-shape="id2" svg:d="M25975 26480l-45 1263" svg:viewBox="0 0 46 1264">
          <text:p/>
        </draw:connector>
        <draw:g xml:id="id4" draw:id="id4">
          <draw:custom-shape draw:style-name="gr10" draw:text-style-name="P1" draw:layer="layout" svg:width="8.635cm" svg:height="4.997cm" svg:x="21.635cm" svg:y="7.23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662cm" svg:height="1.48cm" svg:x="21.867cm" svg:y="10.461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2.549cm" svg:height="1.48cm" svg:x="24.651cm" svg:y="10.461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2.663cm" svg:height="1.48cm" svg:x="27.409cm" svg:y="10.462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4" draw:layer="layout" svg:width="2.577cm" svg:height="1.47cm" svg:x="21.889cm" svg:y="7.533cm">
            <text:p text:style-name="P2"><text:span text:style-name="T2">Warning </text:span></text:p>
            <text:p text:style-name="P2"><text:span text:style-name="T2">Alarm</text:span></text:p>
            <text:p text:style-name="P2"><text:span text:style-name="T2">Level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3.192cm" svg:y1="10.473cm" svg:x2="23.192cm" svg:y2="9.003cm">
            <text:p/>
          </draw:line>
          <draw:custom-shape draw:style-name="gr15" draw:text-style-name="P4" draw:layer="layout" svg:width="2.482cm" svg:height="1.47cm" svg:x="24.674cm" svg:y="7.533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2.548cm" svg:height="1.47cm" svg:x="27.439cm" svg:y="7.533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882cm" svg:y1="10.473cm" svg:x2="25.882cm" svg:y2="9.003cm">
            <text:p/>
          </draw:line>
          <draw:line draw:style-name="gr6" draw:text-style-name="P1" draw:layer="layout" svg:x1="28.713cm" svg:y1="10.473cm" svg:x2="28.713cm" svg:y2="9.003cm">
            <text:p/>
          </draw:line>
        </draw:g>
        <draw:custom-shape draw:style-name="gr17" draw:text-style-name="P6" xml:id="id3" draw:id="id3" draw:layer="layout" svg:width="2.973cm" svg:height="2.057cm" svg:x="24.457cm" svg:y="13.465cm">
          <text:p text:style-name="P2"><text:span text:style-name="T3">Building</text:span></text:p>
          <text:p text:style-name="P2"><text:span text:style-name="T3">Element</text:span></text:p>
          <text:p text:style-name="P2"><text:span text:style-name="T3">Proxy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5.943cm" svg:y1="13.465cm" svg:x2="25.952cm" svg:y2="12.236cm" draw:start-shape="id3" draw:start-glue-point="0" draw:end-shape="id4" draw:end-glue-point="2" svg:d="M25943 13465l9-1229" svg:viewBox="0 0 10 1230">
          <text:p/>
        </draw:connector>
        <draw:g xml:id="id6" draw:id="id6">
          <draw:custom-shape draw:style-name="gr10" draw:text-style-name="P1" draw:layer="layout" svg:width="8.635cm" svg:height="4.997cm" svg:x="4.23cm" svg:y="7.17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662cm" svg:height="1.48cm" svg:x="4.462cm" svg:y="10.399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2.549cm" svg:height="1.48cm" svg:x="7.246cm" svg:y="10.399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2.663cm" svg:height="1.48cm" svg:x="10.004cm" svg:y="10.4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4" draw:layer="layout" svg:width="2.577cm" svg:height="1.47cm" svg:x="4.484cm" svg:y="7.471cm">
            <text:p text:style-name="P2"><text:span text:style-name="T2">Tank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87cm" svg:y1="10.411cm" svg:x2="5.787cm" svg:y2="8.941cm">
            <text:p/>
          </draw:line>
          <draw:custom-shape draw:style-name="gr15" draw:text-style-name="P4" draw:layer="layout" svg:width="2.482cm" svg:height="1.47cm" svg:x="7.269cm" svg:y="7.471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2.548cm" svg:height="1.47cm" svg:x="10.034cm" svg:y="7.471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8.477cm" svg:y1="10.411cm" svg:x2="8.477cm" svg:y2="8.941cm">
            <text:p/>
          </draw:line>
          <draw:line draw:style-name="gr6" draw:text-style-name="P1" draw:layer="layout" svg:x1="11.308cm" svg:y1="10.411cm" svg:x2="11.308cm" svg:y2="8.941cm">
            <text:p/>
          </draw:line>
        </draw:g>
        <draw:custom-shape draw:style-name="gr17" draw:text-style-name="P6" xml:id="id5" draw:id="id5" draw:layer="layout" svg:width="2.973cm" svg:height="2.057cm" svg:x="7.052cm" svg:y="13.504cm">
          <text:p text:style-name="P2"><text:span text:style-name="T3">Flow</text:span></text:p>
          <text:p text:style-name="P2"><text:span text:style-name="T3">Storage</text:span></text:p>
          <text:p text:style-name="P2"><text:span text:style-name="T3">Devic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8.538cm" svg:y1="13.504cm" svg:x2="8.547cm" svg:y2="12.174cm" draw:start-shape="id5" draw:start-glue-point="0" draw:end-shape="id6" draw:end-glue-point="2" svg:d="M8538 13504l9-1330" svg:viewBox="0 0 10 1331">
          <text:p/>
        </draw:connector>
        <draw:custom-shape draw:style-name="gr18" draw:text-style-name="P6" xml:id="id1" draw:id="id1" draw:layer="layout" svg:width="2.929cm" svg:height="2.057cm" svg:x="24.511cm" svg:y="24.423cm">
          <text:p text:style-name="P2"><text:span text:style-name="T3">Building</text:span></text:p>
          <text:p text:style-name="P2"><text:span text:style-name="T3">Element</text:span></text:p>
          <text:p text:style-name="P2"><text:span text:style-name="T3">Proxy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17" draw:id="id17" draw:layer="layout" svg:width="2.794cm" svg:height="2.159cm" svg:x="33.083cm" svg:y="15.367cm">
          <text:p text:style-name="P2"><text:span text:style-name="T4">Distance </text:span></text:p>
          <text:p text:style-name="P2"><text:span text:style-name="T4">&gt;=</text:span></text:p>
          <text:p text:style-name="P2"><text:span text:style-name="T4"><text:s/></text:span><text:span text:style-name="T4">25 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7" draw:id="id7" draw:layer="layout" svg:width="3.783cm" svg:height="2.519cm" svg:x="14.981cm" svg:y="13.275cm">
          <text:p text:style-name="P2"><text:span text:style-name="T2">Subtract</text:span></text:p>
          <text:p text:style-name="P2"><text:span text:style-name="T2">Proj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7" xml:id="id14" draw:id="id14" draw:layer="layout" svg:width="3.783cm" svg:height="2.519cm" svg:x="29.165cm" svg:y="18.542cm">
          <text:p text:style-name="P2"><text:span text:style-name="T2">Check 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draw:type="line" svg:x1="10.025cm" svg:y1="14.532cm" svg:x2="14.981cm" svg:y2="14.535cm" draw:start-shape="id5" draw:start-glue-point="1" draw:end-shape="id7" draw:end-glue-point="5" svg:d="M10025 14532l4956 3" svg:viewBox="0 0 4957 4">
          <text:p/>
        </draw:connector>
        <draw:connector draw:style-name="gr9" draw:text-style-name="P5" draw:layer="layout" draw:type="line" svg:x1="24.457cm" svg:y1="14.493cm" svg:x2="18.764cm" svg:y2="14.535cm" draw:start-shape="id3" draw:start-glue-point="3" draw:end-shape="id7" draw:end-glue-point="7" svg:d="M24457 14493l-5693 42" svg:viewBox="0 0 5694 43">
          <text:p/>
        </draw:connector>
        <draw:custom-shape draw:style-name="gr21" draw:text-style-name="P7" xml:id="id8" draw:id="id8" draw:layer="layout" svg:width="3.429cm" svg:height="2.159cm" svg:x="15.14cm" svg:y="9.987cm">
          <text:p text:style-name="P2"><text:span text:style-name="T4">Project ==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line" svg:x1="16.873cm" svg:y1="13.275cm" svg:x2="16.854cm" svg:y2="12.146cm" draw:start-shape="id7" draw:start-glue-point="4" draw:end-shape="id8" draw:end-glue-point="2" svg:d="M16873 13275l-19-1129" svg:viewBox="0 0 20 1130">
          <text:p/>
        </draw:connector>
        <draw:custom-shape draw:style-name="gr22" draw:text-style-name="P7" xml:id="id9" draw:id="id9" draw:layer="layout" svg:width="4.318cm" svg:height="2.997cm" svg:x="6.388cm" svg:y="16.815cm">
          <text:p text:style-name="P2"><text:span text:style-name="T2">Get Max Z </text:span></text:p>
          <text:p text:style-name="P2"><text:span text:style-name="T2">And </text:span></text:p>
          <text:p text:style-name="P2"><text:span text:style-name="T2">Min Z Val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draw:type="line" svg:x1="8.538cm" svg:y1="15.561cm" svg:x2="8.547cm" svg:y2="16.815cm" draw:start-shape="id5" draw:start-glue-point="2" draw:end-shape="id9" draw:end-glue-point="4" svg:d="M8538 15561l9 1254" svg:viewBox="0 0 10 1255">
          <text:p/>
        </draw:connector>
        <draw:custom-shape draw:style-name="gr20" draw:text-style-name="P7" xml:id="id12" draw:id="id12" draw:layer="layout" svg:width="3.783cm" svg:height="2.519cm" svg:x="24.1cm" svg:y="17.018cm">
          <text:p text:style-name="P2"><text:span text:style-name="T2">Get Mid Z Val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7" xml:id="id10" draw:id="id10" draw:layer="layout" svg:width="3.783cm" svg:height="2.519cm" svg:x="24.1cm" svg:y="20.468cm">
          <text:p text:style-name="P2"><text:span text:style-name="T2">Get Mid Z Val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8" xml:id="id11" draw:id="id11" draw:layer="layout" svg:width="7.874cm" svg:height="2.286cm" svg:x="14.351cm" svg:y="20.574cm">
          <text:p text:style-name="P2"><text:span text:style-name="T5">Tank Max Z &gt; <text:s/></text:span><text:span text:style-name="T2">Water Line Mid Z</text:span></text:p>
          <text:p text:style-name="P2"><text:span text:style-name="T2">And</text:span></text:p>
          <text:p text:style-name="P2"><text:span text:style-name="T5">Tank Min Z &lt; <text:s/></text:span><text:span text:style-name="T2">Water Line Mi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3" draw:id="id13" draw:layer="layout" svg:width="7.874cm" svg:height="2.286cm" svg:x="14.351cm" svg:y="17.145cm">
          <text:p text:style-name="P2"><text:span text:style-name="T5">Tank Max Z &gt; Warning Alarm Level</text:span><text:span text:style-name="T2"> Mid Z</text:span></text:p>
          <text:p text:style-name="P2"><text:span text:style-name="T2">And</text:span></text:p>
          <text:p text:style-name="P2"><text:span text:style-name="T5">Tank Min Z &lt; <text:s/>Warning Alarm Level</text:span><text:span text:style-name="T2"> Mi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line" svg:x1="24.1cm" svg:y1="21.728cm" svg:x2="22.225cm" svg:y2="21.717cm" draw:start-shape="id10" draw:start-glue-point="5" draw:end-shape="id11" svg:d="M24100 21728l-1875-11" svg:viewBox="0 0 1876 12">
          <text:p/>
        </draw:connector>
        <draw:connector draw:style-name="gr9" draw:text-style-name="P5" draw:layer="layout" draw:type="line" svg:x1="24.1cm" svg:y1="18.278cm" svg:x2="22.225cm" svg:y2="18.288cm" draw:start-shape="id12" draw:start-glue-point="5" draw:end-shape="id13" svg:d="M24100 18278l-1875 10" svg:viewBox="0 0 1876 11">
          <text:p/>
        </draw:connector>
        <draw:connector draw:style-name="gr9" draw:text-style-name="P5" draw:layer="layout" draw:type="line" svg:x1="10.706cm" svg:y1="18.314cm" svg:x2="14.351cm" svg:y2="18.288cm" draw:start-shape="id9" draw:start-glue-point="7" draw:end-shape="id13" svg:d="M10706 18314l3645-26" svg:viewBox="0 0 3646 27">
          <text:p/>
        </draw:connector>
        <draw:connector draw:style-name="gr9" draw:text-style-name="P5" draw:layer="layout" svg:x1="27.43cm" svg:y1="14.493cm" svg:x2="31.057cm" svg:y2="18.542cm" draw:start-shape="id3" draw:start-glue-point="1" draw:end-shape="id14" draw:end-glue-point="4" svg:d="M27430 14493h3627v4049" svg:viewBox="0 0 3628 4050">
          <text:p/>
        </draw:connector>
        <draw:connector draw:style-name="gr9" draw:text-style-name="P5" draw:layer="layout" draw:type="line" svg:x1="24.511cm" svg:y1="25.451cm" svg:x2="18.777cm" svg:y2="25.389cm" draw:start-shape="id1" draw:start-glue-point="3" draw:end-shape="id15" svg:d="M24511 25451l-5734-62" svg:viewBox="0 0 5735 63">
          <text:p/>
        </draw:connector>
        <draw:custom-shape draw:style-name="gr20" draw:text-style-name="P7" xml:id="id15" draw:id="id15" draw:layer="layout" svg:width="3.783cm" svg:height="2.519cm" svg:x="14.994cm" svg:y="24.13cm">
          <text:p text:style-name="P2"><text:span text:style-name="T2">Subtract</text:span></text:p>
          <text:p text:style-name="P2"><text:span text:style-name="T2">Proj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7" xml:id="id16" draw:id="id16" draw:layer="layout" svg:width="3.556cm" svg:height="2.159cm" svg:x="15.113cm" svg:y="27.953cm">
          <text:p text:style-name="P2"><text:span text:style-name="T4">Project ==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line" svg:x1="16.886cm" svg:y1="26.649cm" svg:x2="16.891cm" svg:y2="27.953cm" draw:start-shape="id15" draw:start-glue-point="6" draw:end-shape="id16" draw:end-glue-point="0" svg:d="M16886 26649l5 1304" svg:viewBox="0 0 6 1305">
          <text:p/>
        </draw:connector>
        <draw:connector draw:style-name="gr9" draw:text-style-name="P5" draw:layer="layout" svg:x1="27.44cm" svg:y1="25.451cm" svg:x2="31.057cm" svg:y2="21.061cm" draw:start-shape="id1" draw:start-glue-point="1" draw:end-shape="id14" draw:end-glue-point="6" svg:d="M27440 25451h3617v-4390" svg:viewBox="0 0 3618 4391">
          <text:p/>
        </draw:connector>
        <draw:connector draw:style-name="gr9" draw:text-style-name="P5" draw:layer="layout" svg:x1="8.547cm" svg:y1="19.812cm" svg:x2="14.351cm" svg:y2="21.717cm" draw:start-shape="id9" draw:start-glue-point="6" draw:end-shape="id11" draw:end-glue-point="3" svg:d="M8547 19812v1905h5804" svg:viewBox="0 0 5805 1906">
          <text:p/>
        </draw:connector>
        <draw:connector draw:style-name="gr9" draw:text-style-name="P5" draw:layer="layout" draw:line-skew="-1.406cm" svg:x1="7.052cm" svg:y1="14.532cm" svg:x2="14.994cm" svg:y2="25.39cm" draw:start-shape="id5" draw:start-glue-point="3" draw:end-shape="id15" draw:end-glue-point="5" svg:d="M7052 14532h-1934v10858h9876" svg:viewBox="0 0 9877 10859">
          <text:p/>
        </draw:connector>
        <draw:connector draw:style-name="gr9" draw:text-style-name="P5" draw:layer="layout" svg:x1="32.948cm" svg:y1="19.802cm" svg:x2="34.48cm" svg:y2="17.526cm" draw:start-shape="id14" draw:start-glue-point="7" draw:end-shape="id17" draw:end-glue-point="2" svg:d="M32948 19802h1532v-2276" svg:viewBox="0 0 1533 2277">
          <text:p/>
        </draw:connector>
        <draw:connector draw:style-name="gr9" draw:text-style-name="P5" draw:layer="layout" draw:type="line" svg:x1="25.943cm" svg:y1="15.522cm" svg:x2="25.992cm" svg:y2="17.018cm" draw:start-shape="id3" draw:start-glue-point="2" draw:end-shape="id12" draw:end-glue-point="4" svg:d="M25943 15522l49 1496" svg:viewBox="0 0 50 1497">
          <text:p/>
        </draw:connector>
        <draw:connector draw:style-name="gr9" draw:text-style-name="P5" draw:layer="layout" draw:type="line" svg:x1="25.975cm" svg:y1="24.423cm" svg:x2="25.992cm" svg:y2="22.987cm" draw:start-shape="id1" draw:start-glue-point="0" draw:end-shape="id10" draw:end-glue-point="6" svg:d="M25975 24423l17-1436" svg:viewBox="0 0 18 14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0:26:36.677000000</meta:creation-date>
    <dc:date>2019-01-30T14:25:37.630000000</dc:date>
    <meta:editing-duration>PT2H52M55S</meta:editing-duration>
    <meta:editing-cycles>5</meta:editing-cycles>
    <meta:generator>LibreOffice/6.0.3.2$Windows_X86_64 LibreOffice_project/8f48d515416608e3a835360314dac7e47fd0b821</meta:generator>
    <meta:document-statistic meta:object-count="66"/>
  </office:meta>
</office:document-meta>
</file>